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F Part #`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azon, Paul MacDougal</text:p>
          </table:table-cell>
          <table:table-cell office:value-type="string" calcext:value-type="string">
            <text:p>Mini USB so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40C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USB interface chip with RTS, DTR 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1117MPX-3.3/NOPB</text:p>
          </table:table-cell>
          <table:table-cell table:style-name="ce3" office:value-type="string" calcext:value-type="string">
            <text:p>LM1117MPX-3.3/NOPB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.3V, 800mA linear regulator SOT223-4 pack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10uF ceram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4.7uF ceram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510 ohm re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yellow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blue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00uF aluminum electrolyt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32-C3-M01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AI Thinker ESP32-C3-M1 mod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ST momentary contact sw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nine position right angle ma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10 position long pin female hea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four position right angle male hea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ast updated 2/5/20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2:50:21.262390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3:45:32.855055547</meta:creation-date>
    <meta:generator>LibreOffice/6.4.7.2$Linux_X86_64 LibreOffice_project/40$Build-2</meta:generator>
    <dc:date>2022-02-05T12:38:29.879459789</dc:date>
    <meta:editing-duration>PT1H38M17S</meta:editing-duration>
    <meta:editing-cycles>2</meta:editing-cycles>
    <meta:document-statistic meta:table-count="1" meta:cell-count="51" meta:object-count="0"/>
  </office:meta>
</office:document-meta>
</file>